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ORALES BELLIDO, FRANCISCO FLAV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581739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Y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393504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ORALES BELLIDO, FRANCISCO FLAV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058173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393504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58173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9/2021</text:p>
          </table:table-cell>
          <table:table-cell table:style-name="Tabla2.A3" office:value-type="string">
            <text:p text:style-name="P22">7102701</text:p>
          </table:table-cell>
          <table:table-cell table:style-name="Tabla2.D3" office:value-type="string">
            <text:p text:style-name="P23">34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2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3:47:1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